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499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3" style:family="table">
      <style:table-properties style:width="10.656cm" fo:margin-left="3.657cm" fo:margin-top="0cm" fo:margin-bottom="0cm" table:align="left" style:writing-mode="lr-tb"/>
    </style:style>
    <style:style style:name="Tableau3.A" style:family="table-column">
      <style:table-column-properties style:column-width="5.327cm"/>
    </style:style>
    <style:style style:name="Tableau3.1" style:family="table-row">
      <style:table-row-properties style:min-row-height="1.141cm" fo:keep-together="auto"/>
    </style:style>
    <style:style style:name="Tableau3.A1" style:family="table-cell">
      <style:table-cell-properties style:vertical-align="middle" fo:background-color="#808080" fo:padding-left="0.191cm" fo:padding-right="0.191cm" fo:padding-top="0cm" fo:padding-bottom="0cm" fo:border="0.5pt solid #000000">
        <style:background-image/>
      </style:table-cell-properties>
    </style:style>
    <style:style style:name="Tableau3.B1" style:family="table-cell">
      <style:table-cell-properties style:vertical-align="middle" fo:padding-left="0.191cm" fo:padding-right="0.191cm" fo:padding-top="0cm" fo:padding-bottom="0cm" fo:border="0.5pt solid #000000"/>
    </style:style>
    <style:style style:name="Tableau3.A2" style:family="table-cell">
      <style:table-cell-properties style:vertical-align="middle" fo:padding-left="0.191cm" fo:padding-right="0.191cm" fo:padding-top="0cm" fo:padding-bottom="0cm" fo:border="0.5pt solid #000000"/>
    </style:style>
    <style:style style:name="Tableau3.B2" style:family="table-cell">
      <style:table-cell-properties style:vertical-align="middle" fo:padding-left="0.191cm" fo:padding-right="0.191cm" fo:padding-top="0cm" fo:padding-bottom="0cm" fo:border="0.5pt solid #000000"/>
    </style:style>
    <style:style style:name="Tableau3.3" style:family="table-row">
      <style:table-row-properties style:min-row-height="1.233cm" fo:keep-together="auto"/>
    </style:style>
    <style:style style:name="Tableau3.A3" style:family="table-cell">
      <style:table-cell-properties style:vertical-align="middle" fo:padding-left="0.191cm" fo:padding-right="0.191cm" fo:padding-top="0cm" fo:padding-bottom="0cm" fo:border="0.5pt solid #000000"/>
    </style:style>
    <style:style style:name="Tableau3.B3" style:family="table-cell">
      <style:table-cell-properties style:vertical-align="middle" fo:padding-left="0.191cm" fo:padding-right="0.191cm" fo:padding-top="0cm" fo:padding-bottom="0cm" fo:border="0.5pt solid #000000"/>
    </style:style>
    <style:style style:name="Tableau3.4" style:family="table-row">
      <style:table-row-properties style:min-row-height="1.002cm" fo:keep-together="auto"/>
    </style:style>
    <style:style style:name="Tableau3.A4" style:family="table-cell">
      <style:table-cell-properties style:vertical-align="middle" fo:padding-left="0.191cm" fo:padding-right="0.191cm" fo:padding-top="0cm" fo:padding-bottom="0cm" fo:border="0.5pt solid #000000"/>
    </style:style>
    <style:style style:name="Tableau3.B4" style:family="table-cell">
      <style:table-cell-properties style:vertical-align="middle" fo:padding-left="0.191cm" fo:padding-right="0.191cm" fo:padding-top="0cm" fo:padding-bottom="0cm" fo:border="0.5pt solid #000000"/>
    </style:style>
    <style:style style:name="Tableau3.5" style:family="table-row">
      <style:table-row-properties style:min-row-height="1.466cm" fo:keep-together="auto"/>
    </style:style>
    <style:style style:name="Tableau3.A5" style:family="table-cell">
      <style:table-cell-properties style:vertical-align="middle" fo:padding-left="0.191cm" fo:padding-right="0.191cm" fo:padding-top="0cm" fo:padding-bottom="0cm" fo:border="0.5pt solid #000000"/>
    </style:style>
    <style:style style:name="Tableau3.B5" style:family="table-cell">
      <style:table-cell-properties style:vertical-align="middle" fo:padding-left="0.191cm" fo:padding-right="0.191cm" fo:padding-top="0cm" fo:padding-bottom="0cm" fo:border="0.5pt solid #000000"/>
    </style:style>
    <style:style style:name="Tableau3.6" style:family="table-row">
      <style:table-row-properties style:min-row-height="1.519cm" fo:keep-together="auto"/>
    </style:style>
    <style:style style:name="Tableau3.A6" style:family="table-cell">
      <style:table-cell-properties style:vertical-align="middle" fo:padding-left="0.191cm" fo:padding-right="0.191cm" fo:padding-top="0cm" fo:padding-bottom="0cm" fo:border="0.5pt solid #000000"/>
    </style:style>
    <style:style style:name="Tableau3.B6" style:family="table-cell">
      <style:table-cell-properties style:vertical-align="middle" fo:padding-left="0.191cm" fo:padding-right="0.191cm" fo:padding-top="0cm" fo:padding-bottom="0cm" fo:border="0.5pt solid #000000"/>
    </style:style>
    <style:style style:name="Tableau3.7" style:family="table-row">
      <style:table-row-properties fo:keep-together="auto"/>
    </style:style>
    <style:style style:name="Tableau3.A7" style:family="table-cell">
      <style:table-cell-properties style:vertical-align="middle" fo:padding-left="0.191cm" fo:padding-right="0.191cm" fo:padding-top="0cm" fo:padding-bottom="0cm" fo:border="0.5pt solid #000000"/>
    </style:style>
    <style:style style:name="Tableau3.B7" style:family="table-cell">
      <style:table-cell-properties style:vertical-align="middle" fo:padding-left="0.191cm" fo:padding-right="0.191cm" fo:padding-top="0cm" fo:padding-bottom="0cm" fo:border="0.5pt solid #000000"/>
    </style:style>
    <style:style style:name="Tableau4" style:family="table">
      <style:table-properties style:width="15.984cm" fo:margin-left="0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4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10pt" fo:font-style="italic" style:font-size-asian="10pt" style:font-style-asian="italic" style:font-name-complex="Arial1"/>
    </style:style>
    <style:style style:name="P3" style:family="paragraph" style:parent-style-name="Standard">
      <style:text-properties style:font-name="Arial" style:font-name-complex="Arial1"/>
    </style:style>
    <style:style style:name="P4" style:family="paragraph" style:parent-style-name="Standard">
      <style:text-properties fo:color="#000000" style:font-name="Arial" style:font-name-complex="Arial1"/>
    </style:style>
    <style:style style:name="P5" style:family="paragraph" style:parent-style-name="Standard">
      <style:paragraph-properties fo:margin-top="0cm" fo:margin-bottom="0cm" loext:contextual-spacing="false" fo:line-height="115%" fo:text-align="justify" style:justify-single-word="false"/>
    </style:style>
    <style:style style:name="P6" style:family="paragraph" style:parent-style-name="Standard">
      <style:paragraph-properties fo:margin-top="0cm" fo:margin-bottom="0cm" loext:contextual-spacing="false" fo:line-height="115%" fo:text-align="justify" style:justify-single-word="false"/>
      <style:text-properties style:font-name="Arial" style:font-name-asian="Times New Roman1" style:language-asian="fr" style:country-asian="FR" style:font-name-complex="Arial1"/>
    </style:style>
    <style:style style:name="P7" style:family="paragraph" style:parent-style-name="Standard">
      <style:paragraph-properties fo:margin-top="0cm" fo:margin-bottom="0cm" loext:contextual-spacing="false" fo:line-height="100%" fo:text-align="justify" style:justify-single-word="false"/>
      <style:text-properties style:font-name="Arial" style:font-name-asian="Times New Roman1" style:language-asian="fr" style:country-asian="FR" style:font-name-complex="Arial1"/>
    </style:style>
    <style:style style:name="P8" style:family="paragraph" style:parent-style-name="Standard">
      <style:paragraph-properties fo:margin-top="0cm" fo:margin-bottom="0cm" loext:contextual-spacing="false" fo:line-height="100%" fo:text-align="justify" style:justify-single-word="false"/>
      <style:text-properties style:font-name="Arial" style:font-name-asian="Times New Roman1" style:language-asian="fr" style:country-asian="FR" style:font-name-complex="Arial1" style:font-size-complex="12pt"/>
    </style:style>
    <style:style style:name="P9" style:family="paragraph" style:parent-style-name="Standard">
      <style:paragraph-properties fo:margin-top="0cm" fo:margin-bottom="0cm" loext: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text-align="justify" style:justify-single-word="false"/>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style:paragraph-properties fo:margin-top="0cm" fo:margin-bottom="0cm" loext:contextual-spacing="false"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4" style:family="paragraph" style:parent-style-name="Standard">
      <style:paragraph-properties fo:margin-top="0cm" fo:margin-bottom="0cm" loext:contextual-spacing="false" fo:line-height="100%"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5" style:family="paragraph" style:parent-style-name="Standard">
      <style:paragraph-properties fo:margin-top="0cm" fo:margin-bottom="0cm" loext:contextual-spacing="false" fo:line-height="100%"/>
      <style:text-properties fo:color="#a6a6a6" style:font-name="Arial" fo:font-size="10pt" fo:font-style="italic" style:font-size-asian="10pt" style:font-style-asian="italic" style:font-name-complex="Arial1"/>
    </style:style>
    <style:style style:name="P16" style:family="paragraph" style:parent-style-name="Standard">
      <style:paragraph-properties fo:margin-top="0cm" fo:margin-bottom="0cm" loext:contextual-spacing="false" fo:line-height="100%" fo:text-align="justify" style:justify-single-word="false"/>
      <style:text-properties fo:color="#000000" style:font-name="Arial" style:font-name-complex="Arial1"/>
    </style:style>
    <style:style style:name="P17" style:family="paragraph" style:parent-style-name="Standard">
      <style:paragraph-properties fo:margin-top="0cm" fo:margin-bottom="0cm" loext:contextual-spacing="false" fo:line-height="100%" fo:text-align="justify" style:justify-single-word="false"/>
      <style:text-properties fo:color="#000000" style:font-name="Arial" fo:font-size="10pt" fo:font-style="italic" style:font-size-asian="10pt" style:font-style-asian="italic" style:font-name-complex="Arial1"/>
    </style:style>
    <style:style style:name="P18" style:family="paragraph" style:parent-style-name="Standard">
      <style:paragraph-properties fo:margin-top="0cm" fo:margin-bottom="0cm" loext:contextual-spacing="false" fo:line-height="100%" fo:text-align="justify" style:justify-single-word="false"/>
      <style:text-properties fo:color="#000000" style:font-name="Arial" fo:font-size="10pt" style:font-size-asian="10pt" style:font-name-complex="Arial1"/>
    </style:style>
    <style:style style:name="P19" style:family="paragraph" style:parent-style-name="Standard">
      <style:paragraph-properties fo:margin-top="0cm" fo:margin-bottom="0cm" loext:contextual-spacing="false" fo:line-height="115%" fo:text-align="justify" style:justify-single-word="false" fo:padding-left="0.141cm" fo:padding-right="0.141cm" fo:padding-top="0.035cm" fo:padding-bottom="0.035cm" fo:border="0.51pt solid #000000"/>
    </style:style>
    <style:style style:name="P20" style:family="paragraph" style:parent-style-name="Standard">
      <style:paragraph-properties fo:margin-top="0cm" fo:margin-bottom="0cm" loext: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style:font-name="Arial" style:font-name-complex="Arial1"/>
    </style:style>
    <style:style style:name="P21" style:family="paragraph" style:parent-style-name="Standard">
      <style:paragraph-properties fo:margin-top="0cm" fo:margin-bottom="0cm" loext:contextual-spacing="false" fo:line-height="100%" fo:text-align="justify" style:justify-single-word="false" fo:padding-left="0cm" fo:padding-right="0cm" fo:padding-top="0cm" fo:padding-bottom="0.035cm" fo:border-left="none" fo:border-right="none" fo:border-top="none" fo:border-bottom="0.74pt solid #000000"/>
      <style:text-properties fo:color="#000000" style:font-name="Arial" style:font-name-complex="Arial1"/>
    </style:style>
    <style:style style:name="P22" style:family="paragraph" style:parent-style-name="Standard">
      <style:paragraph-properties fo:margin-top="0cm" fo:margin-bottom="0cm" loext:contextual-spacing="false" fo:line-height="100%" fo:text-align="justify" style:justify-single-word="false" fo:break-before="page"/>
      <style:text-properties fo:color="#000000" style:font-name="Arial" style:font-name-complex="Arial1"/>
    </style:style>
    <style:style style:name="P23" style:family="paragraph" style:parent-style-name="Normal_20__28_Web_29_">
      <style:paragraph-properties fo:margin-top="0cm" fo:margin-bottom="0cm" loext:contextual-spacing="false" fo:text-align="center" style:justify-single-word="false"/>
    </style:style>
    <style:style style:name="P24" style:family="paragraph" style:parent-style-name="Normal_20__28_Web_29_" style:list-style-name="WWNum1">
      <style:paragraph-properties fo:margin-top="0cm" fo:margin-bottom="0cm" loext:contextual-spacing="false" fo:line-height="115%" fo:text-align="justify" style:justify-single-word="false"/>
    </style:style>
    <style:style style:name="P25" style:family="paragraph" style:parent-style-name="No_20_Spacing">
      <style:text-properties style:font-name="Arial" style:font-name-complex="Arial1"/>
    </style:style>
    <style:style style:name="P26" style:family="paragraph" style:parent-style-name="No_20_Spacing">
      <style:paragraph-properties fo:line-height="115%" fo:text-align="justify" style:justify-single-word="false"/>
      <style:text-properties style:font-name="Arial" style:font-name-complex="Arial1"/>
    </style:style>
    <style:style style:name="P27" style:family="paragraph" style:parent-style-name="No_20_Spacing">
      <style:text-properties style:font-name="Arial" style:text-underline-style="solid" style:text-underline-width="auto" style:text-underline-color="font-color" fo:font-weight="bold" style:font-weight-asian="bold" style:font-name-complex="Arial1"/>
    </style:style>
    <style:style style:name="P28" style:family="paragraph" style:parent-style-name="No_20_Spacing" style:list-style-name="WWNum1">
      <style:paragraph-properties fo:line-height="115%"/>
    </style:style>
    <style:style style:name="P29" style:family="paragraph" style:parent-style-name="No_20_Spacing">
      <style:paragraph-properties fo:line-height="115%" fo:text-align="justify" style:justify-single-word="false"/>
    </style:style>
    <style:style style:name="P30" style:family="paragraph" style:parent-style-name="No_20_Spacing" style:list-style-name="WWNum2">
      <style:paragraph-properties fo:line-height="115%" fo:text-align="justify" style:justify-single-word="false"/>
    </style:style>
    <style:style style:name="P31" style:family="paragraph" style:parent-style-name="No_20_Spacing">
      <style:paragraph-properties fo:text-align="justify" style:justify-single-word="false"/>
    </style:style>
    <style:style style:name="P32" style:family="paragraph" style:parent-style-name="No_20_Spacing">
      <style:paragraph-properties fo:margin-top="0cm" fo:margin-bottom="0cm" loext:contextual-spacing="false" fo:line-height="100%"/>
    </style:style>
    <style:style style:name="P33" style:family="paragraph" style:parent-style-name="No_20_Spacing">
      <style:paragraph-properties fo:margin-top="0cm" fo:margin-bottom="0cm" loext:contextual-spacing="false" fo:line-height="100%" fo:text-align="center" style:justify-single-word="false"/>
    </style:style>
    <style:style style:name="P34" style:family="paragraph" style:parent-style-name="No_20_Spacing">
      <style:paragraph-properties fo:margin-top="0cm" fo:margin-bottom="0cm" loext:contextual-spacing="false" fo:line-height="100%" fo:text-align="center" style:justify-single-word="false"/>
      <style:text-properties style:font-name="Arial" fo:font-weight="bold" style:font-weight-asian="bold" style:font-name-complex="Arial1"/>
    </style:style>
    <style:style style:name="P35" style:family="paragraph" style:parent-style-name="No_20_Spacing">
      <style:paragraph-properties fo:margin-top="0cm" fo:margin-bottom="0cm" loext:contextual-spacing="false" fo:line-height="115%" fo:text-align="center" style:justify-single-word="false"/>
      <style:text-properties style:font-name="Arial" fo:font-weight="bold" style:font-weight-asian="bold" style:font-name-complex="Arial1"/>
    </style:style>
    <style:style style:name="P36" style:family="paragraph" style:parent-style-name="No_20_Spacing">
      <style:paragraph-properties fo:margin-top="0cm" fo:margin-bottom="0cm" loext:contextual-spacing="false" fo:line-height="100%" fo:text-align="center" style:justify-single-word="false"/>
      <style:text-properties style:font-name="Arial" style:font-name-complex="Arial1"/>
    </style:style>
    <style:style style:name="P37" style:family="paragraph" style:parent-style-name="No_20_Spacing">
      <style:paragraph-properties fo:margin-top="0cm" fo:margin-bottom="0cm" loext:contextual-spacing="false" fo:line-height="115%" fo:text-align="center" style:justify-single-word="false"/>
      <style:text-properties style:font-name="Arial" style:font-name-complex="Arial1"/>
    </style:style>
    <style:style style:name="P38" style:family="paragraph" style:parent-style-name="No_20_Spacing">
      <style:paragraph-properties fo:margin-top="0cm" fo:margin-bottom="0cm" loext:contextual-spacing="false" fo:line-height="115%" fo:text-align="center" style:justify-single-word="false"/>
    </style:style>
    <style:style style:name="P39" style:family="paragraph" style:parent-style-name="No_20_Spacing">
      <style:paragraph-properties fo:margin-top="0cm" fo:margin-bottom="0cm" loext:contextual-spacing="false" fo:line-height="115%"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40" style:family="paragraph" style:parent-style-name="No_20_Spacing">
      <style:paragraph-properties fo:padding-left="0cm" fo:padding-right="0cm" fo:padding-top="0cm" fo:padding-bottom="0.035cm" fo:border-left="none" fo:border-right="none" fo:border-top="none" fo:border-bottom="0.74pt solid #000000"/>
      <style:text-properties style:font-name="Arial" style:font-name-complex="Arial1"/>
    </style:style>
    <style:style style:name="P41" style:family="paragraph" style:parent-style-name="No_20_Spacing">
      <style:paragraph-properties fo:padding-left="0cm" fo:padding-right="0cm" fo:padding-top="0.035cm" fo:padding-bottom="0.035cm" fo:border-left="none" fo:border-right="none" fo:border-top="0.74pt solid #000000" fo:border-bottom="0.74pt solid #000000"/>
      <style:text-properties style:font-name="Arial" style:font-name-complex="Arial1"/>
    </style:style>
    <style:style style:name="P42" style:family="paragraph" style:parent-style-name="No_20_Spacing">
      <style:paragraph-properties fo:margin-left="1.27cm" fo:margin-right="0cm" fo:line-height="115%" fo:text-align="justify" style:justify-single-word="false" fo:text-indent="0cm" style:auto-text-indent="false"/>
      <style:text-properties style:font-name="Arial" fo:font-size="10pt" fo:font-weight="bold" style:font-size-asian="10pt" style:font-weight-asian="bold" style:font-name-complex="Arial1"/>
    </style:style>
    <style:style style:name="P43" style:family="paragraph" style:parent-style-name="No_20_Spacing">
      <style:paragraph-properties fo:line-height="115%" fo:text-align="justify" style:justify-single-word="false" fo:padding-left="0.141cm" fo:padding-right="0.141cm" fo:padding-top="0.035cm" fo:padding-bottom="0.035cm" fo:border="0.51pt solid #000000"/>
    </style:style>
    <style:style style:name="P44" style:family="paragraph" style:parent-style-name="No_20_Spacing">
      <style:paragraph-properties fo:line-height="115%" fo:text-align="justify" style:justify-single-word="false" fo:break-before="page"/>
    </style:style>
    <style:style style:name="P45"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style:font-name-complex="Arial1"/>
    </style:style>
    <style:style style:name="P46"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fo:font-weight="bold" style:font-weight-asian="bold" style:font-name-complex="Arial1"/>
    </style:style>
    <style:style style:name="P47"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style>
    <style:style style:name="P48" style:family="paragraph" style:parent-style-name="List_20_Paragraph" style:list-style-name="WWNum3">
      <style:paragraph-properties fo:margin-top="0cm" fo:margin-bottom="0cm" loext:contextual-spacing="true" fo:line-height="100%" fo:text-align="justify" style:justify-single-word="false"/>
    </style:style>
    <style:style style:name="P49" style:family="paragraph" style:parent-style-name="List_20_Paragraph" style:list-style-name="WWNum4">
      <style:paragraph-properties fo:margin-top="0cm" fo:margin-bottom="0cm" loext:contextual-spacing="true" fo:line-height="100%" fo:text-align="justify" style:justify-single-word="false"/>
    </style:style>
    <style:style style:name="P50" style:family="paragraph" style:parent-style-name="List_20_Paragraph" style:list-style-name="WWNum5">
      <style:paragraph-properties fo:margin-top="0cm" fo:margin-bottom="0cm" loext:contextual-spacing="true" fo:line-height="100%" fo:text-align="justify" style:justify-single-word="false"/>
    </style:style>
    <style:style style:name="P51" style:family="paragraph" style:parent-style-name="List_20_Paragraph" style:list-style-name="WWNum4">
      <style:paragraph-properties fo:margin-top="0cm" fo:margin-bottom="0cm" loext:contextual-spacing="true" fo:line-height="115%" fo:text-align="justify" style:justify-single-word="false"/>
    </style:style>
    <style:style style:name="P52" style:family="paragraph" style:parent-style-name="List_20_Paragraph" style:list-style-name="WWNum5">
      <style:paragraph-properties fo:margin-top="0cm" fo:margin-bottom="0cm" loext:contextual-spacing="true" fo:line-height="115%" fo:text-align="justify" style:justify-single-word="false"/>
    </style:style>
    <style:style style:name="P53" style:family="paragraph" style:parent-style-name="List_20_Paragraph" style:list-style-name="WWNum3">
      <style:paragraph-properties fo:margin-top="0cm" fo:margin-bottom="0cm" loext:contextual-spacing="true" fo:line-height="100%" fo:text-align="justify" style:justify-single-word="false" fo:break-before="page"/>
    </style:style>
    <style:style style:name="P54" style:family="paragraph" style:parent-style-name="docdata">
      <style:paragraph-properties fo:margin-top="0cm" fo:margin-bottom="0cm" loext:contextual-spacing="false" fo:line-height="115%" fo:text-align="justify" style:justify-single-word="false"/>
    </style:style>
    <style:style style:name="P55" style:family="paragraph" style:parent-style-name="docdata" style:master-page-name="Standard">
      <style:paragraph-properties fo:margin-top="0cm" fo:margin-bottom="0cm" loext:contextual-spacing="false" fo:text-align="center" style:justify-single-word="false" style:page-number="auto"/>
    </style:style>
    <style:style style:name="T1" style:family="text">
      <style:text-properties fo:color="#000000" style:font-name="Arial" fo:font-size="20pt" style:font-size-asian="20pt" style:font-name-complex="Arial1" style:font-size-complex="20pt"/>
    </style:style>
    <style:style style:name="T2" style:family="text">
      <style:text-properties fo:color="#000000" style:font-name="Arial" fo:font-size="11pt" style:font-size-asian="11pt" style:font-name-complex="Arial1" style:font-size-complex="11pt"/>
    </style:style>
    <style:style style:name="T3" style:family="text">
      <style:text-properties fo:color="#000000" style:font-name="Arial" fo:font-size="10pt" fo:font-weight="bold" style:font-size-asian="10pt" style:font-weight-asian="bold" style:font-name-complex="Arial1"/>
    </style:style>
    <style:style style:name="T4" style:family="text">
      <style:text-properties fo:color="#000000" style:font-name="Arial" fo:font-size="10pt" fo:font-style="italic" style:font-size-asian="10pt" style:font-style-asian="italic" style:font-name-complex="Arial1"/>
    </style:style>
    <style:style style:name="T5" style:family="text">
      <style:text-properties fo:color="#000000" style:font-name="Arial" style:text-underline-style="solid" style:text-underline-width="auto" style:text-underline-color="font-color" style:font-name-complex="Arial1"/>
    </style:style>
    <style:style style:name="T6" style:family="text">
      <style:text-properties fo:color="#000000" style:font-name="Arial" fo:font-weight="bold" style:font-weight-asian="bold" style:font-name-complex="Arial1"/>
    </style:style>
    <style:style style:name="T7" style:family="text">
      <style:text-properties style:font-name="Arial" fo:font-weight="bold" style:font-weight-asian="bold" style:font-name-complex="Arial1"/>
    </style:style>
    <style:style style:name="T8" style:family="text">
      <style:text-properties style:font-name="Arial" fo:font-weight="bold" style:font-name-asian="Times New Roman1" style:language-asian="fr" style:country-asian="FR" style:font-weight-asian="bold" style:font-name-complex="Arial1" style:font-size-complex="12pt"/>
    </style:style>
    <style:style style:name="T9" style:family="text">
      <style:text-properties style:font-name="Arial" style:text-underline-style="solid" style:text-underline-width="auto" style:text-underline-color="font-color" fo:font-weight="bold" style:font-weight-asian="bold" style:font-name-complex="Arial1"/>
    </style:style>
    <style:style style:name="T10"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font-size-complex="12pt"/>
    </style:style>
    <style:style style:name="T11" style:family="text">
      <style:text-properties style:font-name="Arial" fo:font-size="10pt" fo:font-weight="bold" style:font-size-asian="10pt" style:font-weight-asian="bold" style:font-name-complex="Arial1"/>
    </style:style>
    <style:style style:name="T12" style:family="text">
      <style:text-properties style:font-name="Arial" fo:font-size="10pt" fo:font-weight="bold" style:font-size-asian="10pt" style:font-weight-asian="bold" style:font-name-complex="Arial1" style:font-size-complex="11pt"/>
    </style:style>
    <style:style style:name="T13" style:family="text">
      <style:text-properties style:font-name="Arial" fo:font-size="10pt" fo:font-weight="bold" style:font-name-asian="Times New Roman1" style:font-size-asian="10pt" style:language-asian="fr" style:country-asian="FR" style:font-weight-asian="bold" style:font-name-complex="Arial1"/>
    </style:style>
    <style:style style:name="T14" style:family="text">
      <style:text-properties style:font-name="Arial" fo:font-size="10pt" fo:font-style="italic" style:font-size-asian="10pt" style:font-style-asian="italic" style:font-name-complex="Arial1"/>
    </style:style>
    <style:style style:name="T15" style:family="text">
      <style:text-properties style:font-name="Arial" fo:font-size="10pt" fo:font-style="italic" style:font-name-asian="Times New Roman1" style:font-size-asian="10pt" style:language-asian="fr" style:country-asian="FR" style:font-style-asian="italic" style:font-name-complex="Arial1"/>
    </style:style>
    <style:style style:name="T16" style:family="text">
      <style:text-properties style:font-name="Arial" fo:font-size="10pt" fo:font-style="italic" style:font-name-asian="Times New Roman1" style:font-size-asian="10pt" style:language-asian="fr" style:country-asian="FR" style:font-style-asian="italic" style:font-name-complex="Arial1" style:font-size-complex="12pt"/>
    </style:style>
    <style:style style:name="T17" style:family="text">
      <style:text-properties style:font-name="Arial" fo:font-size="10pt" style:font-size-asian="10pt" style:font-name-complex="Arial1"/>
    </style:style>
    <style:style style:name="T18" style:family="text">
      <style:text-properties style:font-name="Arial" fo:font-size="11pt" fo:font-weight="bold" style:font-size-asian="11pt" style:font-weight-asian="bold" style:font-name-complex="Arial1"/>
    </style:style>
    <style:style style:name="T19" style:family="text">
      <style:text-properties style:font-name="Arial" style:font-name-complex="Arial1"/>
    </style:style>
    <style:style style:name="T20" style:family="text">
      <style:text-properties style:font-name="Arial" fo:font-style="italic" style:font-style-asian="italic" style:font-name-complex="Arial1"/>
    </style:style>
    <style:style style:name="T21" style:family="text">
      <style:text-properties style:font-name="Arial" style:font-name-asian="Times New Roman1" style:language-asian="fr" style:country-asian="FR" style:font-name-complex="Arial1"/>
    </style:style>
    <style:style style:name="T22" style:family="text">
      <style:text-properties fo:color="#a6a6a6" style:font-name="Arial" fo:font-size="10pt" fo:font-style="italic" style:font-size-asian="10pt" style:font-style-asian="italic" style:font-name-complex="Arial1"/>
    </style:style>
    <style:style style:name="T23" style:family="text">
      <style:text-properties fo:color="#a6a6a6" style:font-name="Arial" fo:font-size="10pt" fo:font-style="italic" style:font-size-asian="10pt" style:font-style-asian="italic" style:font-name-complex="Arial1" style:font-style-complex="italic"/>
    </style:style>
    <style:style style:name="T24" style:family="text">
      <style:text-properties fo:color="#a6a6a6" style:font-name="Arial" fo:font-size="10pt" fo:font-style="italic" style:font-size-asian="10pt" style:font-style-asian="italic" style:font-name-complex="Arial1" style:font-size-complex="10pt"/>
    </style:style>
    <style:style style:name="T25" style:family="text">
      <style:text-properties fo:color="#a6a6a6" style:font-name="Arial" fo:font-size="10pt" fo:font-style="italic" fo:font-weight="bold" style:font-size-asian="10pt" style:font-style-asian="italic" style:font-weight-asian="bold" style:font-name-complex="Arial1" style:font-size-complex="10pt"/>
    </style:style>
    <style:style style:name="T26" style:family="text">
      <style:text-properties fo:color="#a6a6a6" style:font-name="Arial" fo:font-size="10pt" style:font-size-asian="10pt" style:font-name-complex="Arial1" style:font-size-complex="10pt"/>
    </style:style>
    <style:style style:name="T27" style:family="text">
      <style:text-properties fo:color="#a6a6a6" style:font-name="Arial" fo:font-style="italic" style:font-style-asian="italic" style:font-name-complex="Arial1"/>
    </style:style>
    <style:style style:name="T28" style:family="text">
      <style:text-properties fo:color="#a6a6a6" fo:font-style="italic" style:font-style-asian="italic"/>
    </style:style>
    <style:style style:name="T29" style:family="text">
      <style:text-properties fo:color="#a6a6a6" fo:font-style="italic" style:font-style-asian="italic" style:font-style-complex="italic"/>
    </style:style>
    <style:style style:name="T30" style:family="text">
      <style:text-properties style:font-name="Times New Roman" fo:font-style="italic" style:font-name-asian="Times New Roman1" style:language-asian="fr" style:country-asian="FR" style:font-style-asian="italic" style:font-name-complex="Times New Roman1" style:font-size-complex="12pt"/>
    </style:style>
    <style:style style:name="T31" style:family="text">
      <style:text-properties style:font-name="Times New Roman" fo:font-weight="bold" style:font-name-asian="Times New Roman1" style:language-asian="fr" style:country-asian="FR" style:font-weight-asian="bold" style:font-name-complex="Times New Roman1" style:font-size-complex="12pt"/>
    </style:style>
    <style:style style:name="T32"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ARE</text:span></text:p>
      <text:p text:style-name="P23"><text:span text:style-name="T1">Carnet de bord : les coulisses de la recherche documentaire</text:span></text:p>
      <text:p text:style-name="P23"><text:span text:style-name="T2">Les éléments que vous indiquez dans ce carnet donneront lieu à une notation</text:spa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32"><text:span text:style-name="T7">NOM ARE :</text:span></text:p>
          </table:table-cell>
        </table:table-row>
        <table:table-row table:style-name="Tableau1.2">
          <table:table-cell table:style-name="Tableau1.A1" office:value-type="string">
            <text:p text:style-name="P32"><text:span text:style-name="T7">Groupe :</text:span></text:p>
          </table:table-cell>
        </table:table-row>
        <table:table-row table:style-name="Tableau1.3">
          <table:table-cell table:style-name="Tableau1.A1" office:value-type="string">
            <text:p text:style-name="P32"><text:span text:style-name="T7">Sujet :</text:span></text:p>
          </table:table-cell>
        </table:table-row>
        <table:table-row table:style-name="Tableau1.4">
          <table:table-cell table:style-name="Tableau1.A1" office:value-type="string">
            <text:p text:style-name="P32"><text:span text:style-name="T7">NOM, Prénom :</text:span></text:p>
          </table:table-cell>
        </table:table-row>
        <table:table-row table:style-name="Tableau1.5">
          <table:table-cell table:style-name="Tableau1.A1" office:value-type="string">
            <text:p text:style-name="P32"><text:span text:style-name="T7">NOM, Prénom :</text:span></text:p>
          </table:table-cell>
        </table:table-row>
        <table:table-row table:style-name="Tableau1.6">
          <table:table-cell table:style-name="Tableau1.A1" office:value-type="string">
            <text:p text:style-name="P32"><text:span text:style-name="T7">NOM, Prénom :</text:span></text:p>
          </table:table-cell>
        </table:table-row>
        <table:table-row table:style-name="Tableau1.7">
          <table:table-cell table:style-name="Tableau1.A1" office:value-type="string">
            <text:p text:style-name="P32"><text:span text:style-name="T7">NOM, Prénom :</text:span></text:p>
          </table:table-cell>
        </table:table-row>
        <table:table-row table:style-name="Tableau1.8">
          <table:table-cell table:style-name="Tableau1.A1" office:value-type="string">
            <text:p text:style-name="P32"><text:span text:style-name="T7">NOM, Prénom :</text:span></text:p>
          </table:table-cell>
        </table:table-row>
      </table:table>
      <text:p text:style-name="No_20_Spacing"/>
      <text:p text:style-name="No_20_Spacing"/>
      <text:p text:style-name="No_20_Spacing"><text:span text:style-name="T9">Question n°1 :</text:span><text:span text:style-name="T7"><text:tab/><text:tab/>/2.5</text:span></text:p>
      <text:p text:style-name="P25"/>
      <text:p text:style-name="P54"><text:span text:style-name="T12">Je rédige une introduction dans laquelle :</text:span></text:p>
      <text:list xml:id="list3476224813" text:style-name="WWNum1">
        <text:list-item>
          <text:p text:style-name="P24"><text:span text:style-name="T12">Je définis les termes de mon sujet et je le reformule</text:span></text:p>
        </text:list-item>
        <text:list-item>
          <text:p text:style-name="P24"><text:span text:style-name="T12">J’élabore ma problématique et j’en identifie les enjeux</text:span></text:p>
        </text:list-item>
        <text:list-item>
          <text:p text:style-name="P24"><text:span text:style-name="T12">Je développe les angles que j’ai adoptés</text:span></text:p>
        </text:list-item>
        <text:list-item>
          <text:p text:style-name="P28"><text:span text:style-name="T11">J’annonce mon plan</text:span></text:p>
        </text:list-item>
      </text:list>
      <text:p text:style-name="P25"/>
      <text:p text:style-name="No_20_Spacing"><text:span text:style-name="T19">(20 lignes max)</text:span></text:p>
      <text:p text:style-name="P25"/>
      <text:p text:style-name="P31"><text:span text:style-name="T14">Objectifs de l’exercice : </text:span><text:span text:style-name="_31_872"><text:span text:style-name="T14">analyser mon sujet, identifier les problèmes et les enjeux liés au sujet, identifier les limites de mon sujet, vulgariser mon sujet, synthétiser mes idées, justifier mon approche du sujet, organiser mes idées.</text:span></text:span></text:p>
      <text:p text:style-name="P40"/>
      <text:p text:style-name="P40"/>
      <text:p text:style-name="P25"/>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25"/>
      <text:p text:style-name="P25"/>
      <text:p text:style-name="No_20_Spacing"><text:span text:style-name="T9">Question n°2 :</text:span><text:span text:style-name="T7"><text:tab/><text:tab/>/3</text:span></text:p>
      <text:p text:style-name="P27"/>
      <text:p text:style-name="P5"><text:span text:style-name="T13">J’indique la liste des mots-clés que j’ai utilisé (qu’ils aient mené à des résultats pertinents ou non) dans le tableau à compléter ci-dessous (6 mots-clés minimum).</text:span></text:p>
      <text:p text:style-name="P6"/>
      <text:p text:style-name="No_20_Spacing"><text:span text:style-name="T14">Objectifs de l’exercice : </text:span><text:span text:style-name="_31_724"><text:span text:style-name="T14">identifier des mots-clés, maîtriser les outils indispensables pour trouver et traduire mes mots-clés, évaluer leur pertinence pour mon sujet.</text:span></text:span></text:p>
      <text:p text:style-name="P9"/>
      <text:p text:style-name="P2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text:span text:style-name="T7">Mot-clé en français</text:span></text:p>
          </table:table-cell>
          <table:table-cell table:style-name="Tableau2.A1" office:value-type="string">
            <text:p text:style-name="P33"><text:span text:style-name="T7">Traduction en anglais</text:span></text:p>
          </table:table-cell>
          <table:table-cell table:style-name="Tableau2.A1" office:value-type="string">
            <text:p text:style-name="P33"><text:span text:style-name="T7">Où l’avez-vous trouvé ?</text:span></text:p>
            <text:p text:style-name="P34"/>
            <text:p text:style-name="P33"><text:span text:style-name="T17">(ex : brainstorming, Wikipedia, termsciences,…)</text:span></text:p>
          </table:table-cell>
          <table:table-cell table:style-name="Tableau2.A1" office:value-type="string">
            <text:p text:style-name="P34"/>
            <text:p text:style-name="P33"><text:span text:style-name="T7">Pertinence du mot-clé</text:span></text:p>
            <text:p text:style-name="P34"/>
            <text:p text:style-name="P33"><text:span text:style-name="T17">(</text:span><text:span text:style-name="T11">++</text:span><text:span text:style-name="T17"> : a permis de trouver de nombreuses sources pertinentes ; </text:span><text:span text:style-name="T11">+</text:span><text:span text:style-name="T17"> : a permis de rebondir vers des choses intéressantes ; </text:span><text:span text:style-name="T11">-</text:span><text:span text:style-name="T17"> : ne m’a pas permis de trouver grand-chose ; </text:span><text:span text:style-name="T11">- -</text:span><text:span text:style-name="T17"> : non pertinent pour mon sujet)</text:span></text:p>
            <text:p text:style-name="P36"/>
          </table:table-cell>
        </table:table-row>
        <table:table-row table:style-name="Tableau2.2">
          <table:table-cell table:style-name="Tableau2.A1" office:value-type="string">
            <text:p text:style-name="P33"><text:span text:style-name="T22">Exemples : cerveau</text:span></text:p>
          </table:table-cell>
          <table:table-cell table:style-name="Tableau2.A1" office:value-type="string">
            <text:p text:style-name="P33"><text:span text:style-name="T22">cerebrum</text:span></text:p>
          </table:table-cell>
          <table:table-cell table:style-name="Tableau2.A1" office:value-type="string">
            <text:p text:style-name="P33"><text:span text:style-name="T22">Brainstorming et termsciences (traduction)</text:span></text:p>
          </table:table-cell>
          <table:table-cell table:style-name="Tableau2.A1" office:value-type="string">
            <text:p text:style-name="P33"><text:span text:style-name="T22">++</text:span></text:p>
          </table:table-cell>
        </table:table-row>
        <table:table-row table:style-name="Tableau2.3">
          <table:table-cell table:style-name="Tableau2.A1" office:value-type="string">
            <text:p text:style-name="P33"><text:span text:style-name="T22">Enregistreur de vol</text:span></text:p>
          </table:table-cell>
          <table:table-cell table:style-name="Tableau2.A1" office:value-type="string">
            <text:p text:style-name="P33"><text:span text:style-name="T22">Flight recorder</text:span></text:p>
          </table:table-cell>
          <table:table-cell table:style-name="Tableau2.A1" office:value-type="string">
            <text:p text:style-name="P33"><text:span text:style-name="T22">Wikipedia</text:span></text:p>
          </table:table-cell>
          <table:table-cell table:style-name="Tableau2.A1" office:value-type="string">
            <text:p text:style-name="P33"><text:span text:style-name="T22">+</text:span></text:p>
          </table:table-cell>
        </table:table-row>
        <table:table-row table:style-name="Tableau2.4">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5">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6">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row table:style-name="Tableau2.7">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
      <text:p text:style-name="P2"><text:span text:style-name="_31_724"/></text:p>
      <text:p text:style-name="P2"><text:span text:style-name="_31_724"/></text:p>
      <text:p text:style-name="P2"><text:span text:style-name="_31_724"/></text:p>
      <text:p text:style-name="P2"><text:soft-page-break/><text:span text:style-name="_31_724"/></text:p>
      <text:p text:style-name="P2"><text:span text:style-name="_31_724"/></text:p>
      <text:p text:style-name="P2"><text:span text:style-name="_31_724"/></text:p>
      <text:p text:style-name="Standard"><text:span text:style-name="T9">Question n°3 :</text:span><text:span text:style-name="T7"><text:tab/><text:tab/>/2.5</text:span></text:p>
      <text:p text:style-name="P27"/>
      <text:p text:style-name="P29"><text:span text:style-name="_33_120"><text:span text:style-name="T11">Je décris mon utilisation des différents outils de recherche (ex : moteurs de recherche, base de donnée, catalogues, recherche par rebond, etc.) et je compare les outils entre eux :</text:span></text:span></text:p>
      <text:list xml:id="list2020858996" text:style-name="WWNum2">
        <text:list-item>
          <text:p text:style-name="P30"><text:span text:style-name="_33_120"><text:span text:style-name="T11">A quelles sources nous permettent-ils d’accéder ?</text:span></text:span></text:p>
        </text:list-item>
        <text:list-item>
          <text:p text:style-name="P30"><text:span text:style-name="_33_120"><text:span text:style-name="T11">Quelles sont leurs spécificités ?</text:span></text:span></text:p>
        </text:list-item>
        <text:list-item>
          <text:p text:style-name="P30"><text:span text:style-name="T11">Quelle est leur niveau de spécialisation ?</text:span></text:p>
        </text:list-item>
      </text:list>
      <text:p text:style-name="P42"/>
      <text:p text:style-name="P29"><text:span text:style-name="T11">Il faut au moins une base de données, un catalogue de bibliothèque (ex : celui de la Bibliothèque de Sorbonne Université, le Sudoc ou autre) et un moteur de recherche.</text:span></text:p>
      <text:p text:style-name="P26"/>
      <text:p text:style-name="P43"><text:span text:style-name="T19">Astuce ! Retrouvez les outils de recherche indispensables à votre atelier dans la rubrique « Vos outils et bases de données » sur Moodle.</text:span></text:p>
      <text:p text:style-name="P26"><text:bookmark text:name="_GoBack"/></text:p>
      <text:p text:style-name="P3"/>
      <text:p text:style-name="P11"><text:span text:style-name="T15">Objectifs de l’exercice : maîtriser des outils variés pour trouver une documentation la plus complète possible, connaître les avantages et les limites de chaque outil, connaître leur utilité en fonction de leur spécialisation pour ma recherche.</text:span></text:p>
      <text:p text:style-name="P3"/>
      <text:p text:style-name="P44"><text:span text:style-name="T22">Exemple :</text:span></text:p>
      <text:p text:style-name="P26"/>
      <table:table table:name="Tableau3" table:style-name="Tableau3">
        <table:table-column table:style-name="Tableau3.A" table:number-columns-repeated="2"/>
        <table:table-row table:style-name="Tableau3.1">
          <table:table-cell table:style-name="Tableau3.A1" office:value-type="string">
            <text:p text:style-name="P14"/>
          </table:table-cell>
          <table:table-cell table:style-name="Tableau3.B1" office:value-type="string">
            <text:p text:style-name="P12"><text:span text:style-name="T26">Exemple</text:span></text:p>
          </table:table-cell>
        </table:table-row>
        <table:table-row table:style-name="Tableau3.1">
          <table:table-cell table:style-name="Tableau3.A2" office:value-type="string">
            <text:p text:style-name="P12"><text:span text:style-name="T25">Nom de l’outil</text:span></text:p>
          </table:table-cell>
          <table:table-cell table:style-name="Tableau3.B2" office:value-type="string">
            <text:p text:style-name="P12"><text:span text:style-name="T26">Cairn (base de données)</text:span></text:p>
          </table:table-cell>
        </table:table-row>
        <table:table-row table:style-name="Tableau3.3">
          <table:table-cell table:style-name="Tableau3.A3" office:value-type="string">
            <text:p text:style-name="P12"><text:span text:style-name="T25">Mots-clés utilisés sur cet outil</text:span></text:p>
          </table:table-cell>
          <table:table-cell table:style-name="Tableau3.B3" office:value-type="string">
            <text:p text:style-name="P12"><text:span text:style-name="T26">Pédagogie active, pédagogie inversée, Eric Mazur, enseignement entre pairs</text:span></text:p>
          </table:table-cell>
        </table:table-row>
        <table:table-row table:style-name="Tableau3.4">
          <table:table-cell table:style-name="Tableau3.A4" office:value-type="string">
            <text:p text:style-name="P12"><text:span text:style-name="T25">Documents trouvés</text:span></text:p>
          </table:table-cell>
          <table:table-cell table:style-name="Tableau3.B4" office:value-type="string">
            <text:p text:style-name="P10"><text:span text:style-name="uppercase"><text:span text:style-name="T22">Massou</text:span></text:span><text:span text:style-name="T22"> Luc, </text:span><text:span text:style-name="uppercase"><text:span text:style-name="T22">Lavielle-Gutnik</text:span></text:span><text:span text:style-name="T22"> Nathalie, </text:span><text:span text:style-name="T23">Enseigner à l'université avec le numérique. Savoirs, ressources, médiations. </text:span><text:span text:style-name="T22">De Boeck Supérieur, « Méthodes en sciences humaines », 2017.</text:span></text:p>
            <text:p text:style-name="P15"/>
            <text:p text:style-name="P10"><text:span text:style-name="uppercase"><text:span text:style-name="T28">Rayou</text:span></text:span><text:span text:style-name="T28"> Patrick, </text:span><text:span text:style-name="uppercase"><text:span text:style-name="T28">van Zanten</text:span></text:span><text:span text:style-name="T28"> Agnès, « Chapitre premier. Apprentissages et pédagogie », dans : Patrick Rayou éd., </text:span><text:span text:style-name="T29">Les 100 mots de l'éducation. </text:span><text:span text:style-name="T28">Paris cedex 14, Presses Universitaires de France, « Que sais-je ? », 2018.</text:span></text:p>
          </table:table-cell>
        </table:table-row>
        <table:table-row table:style-name="Tableau3.5">
          <table:table-cell table:style-name="Tableau3.A5" office:value-type="string">
            <text:p text:style-name="P12"><text:span text:style-name="T25">Avantages de cet outil</text:span></text:p>
          </table:table-cell>
          <table:table-cell table:style-name="Tableau3.B5" office:value-type="string">
            <text:p text:style-name="P10"><text:span text:style-name="T26">Recherche simple et avancée, tri par type de documents, facettes pour aller directement vers les Que sais-je et les Repères, fonds important dans mon domaine.</text:span></text:p>
          </table:table-cell>
        </table:table-row>
        <table:table-row table:style-name="Tableau3.6">
          <table:table-cell table:style-name="Tableau3.A6" office:value-type="string">
            <text:p text:style-name="P38"><text:span text:style-name="T25">Inconvénients de cet outil</text:span></text:p>
          </table:table-cell>
          <table:table-cell table:style-name="Tableau3.B6" office:value-type="string">
            <text:p text:style-name="P12"><text:span text:style-name="T26">Le système de filtres est trop limité, l’ergonomie du site n’est pas très intuitive.</text:span></text:p>
          </table:table-cell>
        </table:table-row>
        <table:table-row table:style-name="Tableau3.7">
          <table:table-cell table:style-name="Tableau3.A7" office:value-type="string">
            <text:p text:style-name="P38"><text:span text:style-name="T25">Niveau de spécialisation de l’outil</text:span></text:p>
            <text:p text:style-name="P39"/>
            <text:p text:style-name="P38"><text:span text:style-name="T25">(++ : niveau spécialisé ; + : niveau avancé ; - : grand public ; - - : outil non pertinent)</text:span></text:p>
            <text:p text:style-name="P13"/>
          </table:table-cell>
          <table:table-cell table:style-name="Tableau3.B7" office:value-type="string">
            <text:p text:style-name="P12"><text:span text:style-name="T26">+</text:span></text:p>
          </table:table-cell>
        </table:table-row>
      </table:table>
      <text:p text:style-name="P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35"/>
            <text:p text:style-name="P38"><text:span text:style-name="T7">Niveau de spécialisation de l’outil</text:span></text:p>
            <text:p text:style-name="P37"/>
            <text:p text:style-name="P38"><text:span text:style-name="T19">(</text:span><text:span text:style-name="T7">++</text:span><text:span text:style-name="T19"> : niveau spécialisé ; </text:span><text:span text:style-name="T7">+</text:span><text:span text:style-name="T19"> : niveau avancé ; </text:span><text:span text:style-name="T7">-</text:span><text:span text:style-name="T19"> : grand public ; </text:span><text:span text:style-name="T7">- -</text:span><text:span text:style-name="T19"> : outil non pertinent)</text:span></text:p>
            <text:p text:style-name="P45"/>
          </table:table-cell>
          <table:table-cell table:style-name="Tableau4.A1" office:value-type="string">
            <text:p text:style-name="P47"><text:span text:style-name="T7">Avantages et inconvénients de cet outil</text:span></text:p>
          </table:table-cell>
          <table:table-cell table:style-name="Tableau4.A1" office:value-type="string">
            <text:p text:style-name="P47"><text:span text:style-name="T7">Documents trouvés</text:span></text:p>
          </table:table-cell>
          <table:table-cell table:style-name="Tableau4.A1" office:value-type="string">
            <text:p text:style-name="P47"><text:span text:style-name="T7">Mots-clés utilisés sur cet outil</text:span></text:p>
          </table:table-cell>
          <table:table-cell table:style-name="Tableau4.A1" office:value-type="string">
            <text:p text:style-name="P47"><text:span text:style-name="T7">Nom de l’outil</text:span></text:p>
          </table:table-cell>
          <table:table-cell table:style-name="Tableau4.F1" office:value-type="string">
            <text:p text:style-name="P46"/>
          </table:table-cell>
        </table:table-row>
        <table:table-row table:style-name="Tableau4.2">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7"><text:span text:style-name="T19">Outil 1</text:span></text:p>
          </table:table-cell>
        </table:table-row>
        <table:table-row table:style-name="Tableau4.3">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7"><text:span text:style-name="T19">Outil 2</text:span></text:p>
          </table:table-cell>
        </table:table-row>
        <table:table-row table:style-name="Tableau4.4">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5"/>
          </table:table-cell>
          <table:table-cell table:style-name="Tableau4.A1" office:value-type="string">
            <text:p text:style-name="P47"><text:span text:style-name="T19">Outil 3</text:span></text:p>
          </table:table-cell>
        </table:table-row>
      </table:table>
      <text:p text:style-name="P29"><text:span text:style-name="T9">Question n°4 :</text:span><text:span text:style-name="T7"><text:tab/>/3</text:span></text:p>
      <text:p text:style-name="P26"><text:soft-page-break/></text:p>
      <text:p text:style-name="P5"><text:span text:style-name="T13">Je réalise une bibliographie (qui ne sera peut-être pas votre bibliographie finale pour votre atelier) selon la norme ISO-690. Il devra y avoir au minimum un article scientifique, un livre, une thèse et un site web.</text:span></text:p>
      <text:p text:style-name="P7"/>
      <text:p text:style-name="P19"><text:span text:style-name="T21">Astuce : c’est quoi la norme ISO-690 ??? Vous retrouverez un guide sur cette norme dans la section « Vos outils et bases de données » sur Moodle et vous pouvez utiliser Zotero ou Zbib pour mettre votre bibliographie selon cette norme (CF vidéo « Utiliser Zotero »).</text:span></text:p>
      <text:p text:style-name="P7"/>
      <text:p text:style-name="P11"><text:span text:style-name="T16">Objectifs de l’exercice : connaître les éléments nécessaires pour référencer correctement des documents différents, être capable de me conformer à une norme pour me faire comprendre de mes lecteur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span text:style-name="T10">Question n°5 :</text:span><text:span text:style-name="T8"><text:tab/>/5</text:span></text:p>
      <text:p text:style-name="P8"/>
      <text:p text:style-name="P11"><text:span text:style-name="_32_530"><text:span text:style-name="T3">Je choisis 2 documents parmi tous ceux de ma bibliographie </text:span></text:span><text:span text:style-name="_32_599"><text:span text:style-name="T3">et j’en fais une évaluation critique en répondant aux questions suivantes :</text:span></text:span></text:p>
      <text:p text:style-name="P16"><text:span text:style-name="_32_599"/></text:p>
      <text:p text:style-name="P11"><text:span text:style-name="_32_599"><text:span text:style-name="T4">Objectifs de l’exercice : exercer mon esprit critique, identifier des informations fiables, analyser et trier les documents trouvés lors de ma recherche.</text:span></text:span></text:p>
      <text:p text:style-name="P17"><text:span text:style-name="_32_599"/></text:p>
      <text:p text:style-name="P18"><text:span text:style-name="_32_599"/></text:p>
      <text:p text:style-name="P18"><text:span text:style-name="_32_599"/></text:p>
      <text:list xml:id="list2586034" text:style-name="WWNum3">
        <text:list-item>
          <text:p text:style-name="P48"><text:span text:style-name="_32_599"><text:span text:style-name="T5">Document 1 :</text:span></text:span></text:p>
        </text:list-item>
      </text:list>
      <text:p text:style-name="P16"><text:span text:style-name="_32_599"/></text:p>
      <text:list xml:id="list3398588885" text:style-name="WWNum4">
        <text:list-item>
          <text:p text:style-name="P49"><text:span text:style-name="T6">Référence bibliographique de mon document : </text:span></text:p>
        </text:list-item>
      </text:list>
      <text:p text:style-name="P16"/>
      <text:p text:style-name="P20"/>
      <text:p text:style-name="P21"/>
      <text:p text:style-name="P21"/>
      <text:p text:style-name="P16"/>
      <text:p text:style-name="P16"/>
      <text:list xml:id="list105542161983987" text:continue-numbering="true" text:style-name="WWNum4">
        <text:list-item>
          <text:p text:style-name="P51"><text:span text:style-name="T6">Qui est l’auteur.trice de mon document ? Quelle est sa profession ? Quel est son domaine de compétences ? Pour qui travaille-t-iel, c’est-à-dire quelle est son affiliation (son laboratoire, son université, son entreprise, …) ?</text:span></text:p>
        </text:list-item>
      </text:list>
      <text:p text:style-name="P16"/>
      <text:p text:style-name="P20"/>
      <text:p text:style-name="P21"/>
      <text:p text:style-name="P21"/>
      <text:p text:style-name="P21"/>
      <text:p text:style-name="P21"/>
      <text:p text:style-name="P21"/>
      <text:p text:style-name="P21"/>
      <text:p text:style-name="P21"/>
      <text:p text:style-name="P16"/>
      <text:p text:style-name="P16"/>
      <text:list xml:id="list105541633273896" text:continue-numbering="true" text:style-name="WWNum4">
        <text:list-item>
          <text:p text:style-name="P49"><text:span text:style-name="T6">Par quelle structure ce document a-t-il été publié (éditeur, site web, revue,…) ? Quelle est la spécialité de cette structure ?</text:span></text:p>
        </text:list-item>
      </text:list>
      <text:p text:style-name="P16"/>
      <text:p text:style-name="P20"/>
      <text:p text:style-name="P21"/>
      <text:p text:style-name="P21"/>
      <text:p text:style-name="P21"/>
      <text:p text:style-name="P21"/>
      <text:p text:style-name="P21"/>
      <text:p text:style-name="P21"/>
      <text:p text:style-name="P21"/>
      <text:p text:style-name="P16"/>
      <text:p text:style-name="P4"/>
      <text:p text:style-name="P22"/>
      <text:list xml:id="list105541108846300" text:continue-numbering="true" text:style-name="WWNum4">
        <text:list-item>
          <text:p text:style-name="P49"><text:span text:style-name="T6">L’auteur.rice cite-t-iel ses sources ? Y’a-t-il une bibliographie ou des références ?</text:span></text:p>
        </text:list-item>
      </text:list>
      <text:p text:style-name="P16"/>
      <text:p text:style-name="P20"/>
      <text:p text:style-name="P21"/>
      <text:p text:style-name="P21"/>
      <text:p text:style-name="P21"/>
      <text:p text:style-name="P21"/>
      <text:p text:style-name="P16"/>
      <text:p text:style-name="P16"/>
      <text:list xml:id="list105540274854280" text:continue-numbering="true" text:style-name="WWNum4">
        <text:list-item>
          <text:p text:style-name="P49"><text:span text:style-name="T6">Quand mon document a-t-il été publié ? L’information est-elle datée pour mon sujet ?</text:span></text:p>
        </text:list-item>
      </text:list>
      <text:p text:style-name="P16"/>
      <text:p text:style-name="P20"/>
      <text:p text:style-name="P21"/>
      <text:p text:style-name="P21"/>
      <text:p text:style-name="P16"/>
      <text:p text:style-name="P16"/>
      <text:list xml:id="list105541939467735" text:continue-numbering="true" text:style-name="WWNum4">
        <text:list-item>
          <text:p text:style-name="P49"><text:span text:style-name="T6">Quel est l’objectif de ce document (éducatif, commercial, informatif, divertissement) ?</text:span></text:p>
        </text:list-item>
      </text:list>
      <text:p text:style-name="P16"/>
      <text:p text:style-name="P20"/>
      <text:p text:style-name="P21"/>
      <text:p text:style-name="P21"/>
      <text:p text:style-name="P16"/>
      <text:p text:style-name="P16"/>
      <text:list xml:id="list105542173905179" text:continue-numbering="true" text:style-name="WWNum4">
        <text:list-item>
          <text:p text:style-name="P49"><text:span text:style-name="T6">Quel est le niveau de spécialisation de mon document ?</text:span></text:p>
        </text:list-item>
      </text:list>
      <text:p text:style-name="P16"/>
      <text:p text:style-name="P20"/>
      <text:p text:style-name="P21"/>
      <text:p text:style-name="P21"/>
      <text:p text:style-name="P16"/>
      <text:p text:style-name="P16"/>
      <text:p text:style-name="P4"/>
      <text:list xml:id="list105541635537369" text:continue-list="list2586034" text:style-name="WWNum3">
        <text:list-item>
          <text:p text:style-name="P53"><text:span text:style-name="_32_599"><text:span text:style-name="T5">Document 2 :</text:span></text:span></text:p>
        </text:list-item>
      </text:list>
      <text:p text:style-name="P16"><text:span text:style-name="_32_599"/></text:p>
      <text:list xml:id="list2518318953" text:style-name="WWNum5">
        <text:list-item>
          <text:p text:style-name="P50"><text:span text:style-name="T6">Référence bibliographique de mon document : </text:span></text:p>
        </text:list-item>
      </text:list>
      <text:p text:style-name="P16"/>
      <text:p text:style-name="P20"/>
      <text:p text:style-name="P21"/>
      <text:p text:style-name="P21"/>
      <text:p text:style-name="P16"/>
      <text:p text:style-name="P16"/>
      <text:list xml:id="list105540219331336" text:continue-numbering="true" text:style-name="WWNum5">
        <text:list-item>
          <text:p text:style-name="P52"><text:span text:style-name="T6">Qui est l’auteur.trice de mon document ? Quelle est sa profession ? Quel est son domaine de compétences ? Pour qui travaille-t-iel, c’est-à-dire quelle est son affiliation (son laboratoire, son université, son entreprise, …) ?</text:span></text:p>
        </text:list-item>
      </text:list>
      <text:p text:style-name="P16"/>
      <text:p text:style-name="P20"/>
      <text:p text:style-name="P21"/>
      <text:p text:style-name="P21"/>
      <text:p text:style-name="P21"/>
      <text:p text:style-name="P21"/>
      <text:p text:style-name="P21"/>
      <text:p text:style-name="P21"/>
      <text:p text:style-name="P21"/>
      <text:p text:style-name="P16"/>
      <text:p text:style-name="P16"/>
      <text:list xml:id="list105541255616309" text:continue-numbering="true" text:style-name="WWNum5">
        <text:list-item>
          <text:p text:style-name="P50"><text:span text:style-name="T6">Par quelle structure ce document a-t-il été publié (éditeur, site web, revue,…) ? Quelle est la spécialité de cette structure ?</text:span></text:p>
        </text:list-item>
      </text:list>
      <text:p text:style-name="P16"/>
      <text:p text:style-name="P20"/>
      <text:p text:style-name="P21"/>
      <text:p text:style-name="P21"/>
      <text:p text:style-name="P21"/>
      <text:p text:style-name="P21"/>
      <text:p text:style-name="P21"/>
      <text:p text:style-name="P21"/>
      <text:p text:style-name="P21"/>
      <text:p text:style-name="P16"/>
      <text:p text:style-name="P4"/>
      <text:p text:style-name="P22"/>
      <text:list xml:id="list105540155759499" text:continue-numbering="true" text:style-name="WWNum5">
        <text:list-item>
          <text:p text:style-name="P50"><text:span text:style-name="T6">L’auteur cite-t-iel ses sources ? Y’a-t-il une bibliographie ou des références ?</text:span></text:p>
        </text:list-item>
      </text:list>
      <text:p text:style-name="P16"/>
      <text:p text:style-name="P20"/>
      <text:p text:style-name="P21"/>
      <text:p text:style-name="P21"/>
      <text:p text:style-name="P21"/>
      <text:p text:style-name="P21"/>
      <text:p text:style-name="P16"/>
      <text:p text:style-name="P16"/>
      <text:list xml:id="list105541623503903" text:continue-numbering="true" text:style-name="WWNum5">
        <text:list-item>
          <text:p text:style-name="P50"><text:span text:style-name="T6">Quand mon document a-t-il été publié ? L’information est-elle datée pour mon sujet ?</text:span></text:p>
        </text:list-item>
      </text:list>
      <text:p text:style-name="P16"/>
      <text:p text:style-name="P20"/>
      <text:p text:style-name="P21"/>
      <text:p text:style-name="P21"/>
      <text:p text:style-name="P16"/>
      <text:p text:style-name="P16"/>
      <text:list xml:id="list105541288524099" text:continue-numbering="true" text:style-name="WWNum5">
        <text:list-item>
          <text:p text:style-name="P50"><text:span text:style-name="T6">Quel est l’objectif de ce document (éducatif, commercial, informatif, divertissement) ?</text:span></text:p>
        </text:list-item>
      </text:list>
      <text:p text:style-name="P16"/>
      <text:p text:style-name="P20"/>
      <text:p text:style-name="P21"/>
      <text:p text:style-name="P21"/>
      <text:p text:style-name="P16"/>
      <text:p text:style-name="P16"/>
      <text:list xml:id="list105542049663920" text:continue-numbering="true" text:style-name="WWNum5">
        <text:list-item>
          <text:p text:style-name="P50"><text:span text:style-name="T6">Quel est le niveau de spécialisation de mon document ?</text:span></text:p>
        </text:list-item>
      </text:list>
      <text:p text:style-name="P16"/>
      <text:p text:style-name="P20"/>
      <text:p text:style-name="P21"/>
      <text:p text:style-name="P21"/>
      <text:p text:style-name="P1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dat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NNETAIN Lorette</meta:initial-creator>
    <dc:creator>BONNETAIN Lorette</dc:creator>
    <meta:editing-cycles>24</meta:editing-cycles>
    <meta:creation-date>2021-01-14T17:01:00</meta:creation-date>
    <dc:date>2021-01-22T16:10:00</dc:date>
    <meta:editing-duration>PT2H45M</meta:editing-duration>
    <meta:generator>LibreOffice/6.1.5.2$Linux_X86_64 LibreOffice_project/10$Build-2</meta:generator>
    <meta:document-statistic meta:table-count="4" meta:image-count="0" meta:object-count="0" meta:page-count="10" meta:paragraph-count="93" meta:word-count="1017" meta:character-count="6085" meta:non-whitespace-character-count="5179"/>
    <meta:user-defined meta:name="AppVersion">16.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